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ATEGUI ACHO, MARCO TUL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75436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80667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EATEGUI ACHO, MARCO TUL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7543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80667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775436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21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13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5320771</text:p>
          </table:table-cell>
          <table:table-cell table:style-name="Tabla2.D3" office:value-type="string">
            <text:p text:style-name="P23">21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3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1:52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